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dc="http://purl.org/dc/elements/1.1/" xmlns:table="urn:oasis:names:tc:opendocument:xmlns:table:1.0" xmlns:manifest="urn:oasis:names:tc:opendocument:xmlns:manifest:1.0" xmlns:chart="urn:oasis:names:tc:opendocument:xmlns:chart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dc="http://purl.org/dc/elements/1.1/" xmlns:table="urn:oasis:names:tc:opendocument:xmlns:table:1.0" xmlns:manifest="urn:oasis:names:tc:opendocument:xmlns:manifest:1.0" xmlns:chart="urn:oasis:names:tc:opendocument:xmlns:chart:1.0" office:version="1.2">
  <office:automatic-styles>
    <style:style style:name="FrameStyle" style:family="graphic" style:display-name="FrameStyle">
      <style:graphic-properties draw:stroke="none" draw:fill="none"/>
    </style:style>
    <style:style style:name="CellStyle" style:family="table-cell" style:display-name="CellStyle">
      <style:table-cell-properties fo:padding="0.3cm" fo:border="0.05pt solid #000000"/>
    </style:style>
    <style:style style:name="ColStyle" style:family="table-column" style:display-name="ColStyle">
      <style:table-column-properties style:column-width="5cm"/>
    </style:style>
    <style:style style:name="DPStyle" style:family="drawing-page" style:display-name="DPStyle">
      <style:drawing-page-properties draw:background-size="border" draw:fill="solid" draw:fill-color="#ffffff"/>
    </style:style>
    <style:style style:name="NotesStyle" style:family="presentation" style:display-name="NotesStyle"/>
  </office:automatic-styles>
  <office:body>
    <office:presentation>
      <draw:page draw:name="Slide1" draw:master-page-name="Default" draw:style-name="DPStyle">
        <draw:frame draw:style-name="FrameStyle" svg:width="24cm" svg:height="4cm" svg:x="2cm" svg:y="5cm">
          <draw:text-box>
            <text:p text:style-name="TitleText">Hello World Presentation</text:p>
          </draw:text-box>
        </draw:frame>
        <draw:frame draw:style-name="FrameStyle" svg:width="20cm" svg:height="2cm" svg:x="4cm" svg:y="10cm">
          <draw:text-box>
            <text:p text:style-name="BodyText">Created with Python and odfpy</text:p>
          </draw:text-box>
        </draw:frame>
        <draw:frame draw:style-name="FrameStyle" svg:width="28cm" svg:height="1cm" svg:x="0cm" svg:y="0.3cm">
          <draw:text-box>
            <text:p text:style-name="SmallText">Sample Presentation - Header</text:p>
          </draw:text-box>
        </draw:frame>
        <draw:frame draw:style-name="FrameStyle" svg:width="28cm" svg:height="1cm" svg:x="0cm" svg:y="14.5cm">
          <draw:text-box>
            <text:p text:style-name="SmallText">Confidential | Page 1 | 2025</text:p>
          </draw:text-box>
        </draw:frame>
        <presentation:notes>
          <draw:frame presentation:style-name="NotesStyle" svg:width="15cm" svg:height="10cm" svg:x="1cm" svg:y="1cm">
            <draw:text-box>
              <text:p>Speaker notes for Slide 1: Welcome the audience and introduce the topic.</text:p>
            </draw:text-box>
          </draw:frame>
        </presentation:notes>
      </draw:page>
      <draw:page draw:name="Slide2" draw:master-page-name="Default" draw:style-name="DPStyle">
        <draw:frame draw:style-name="FrameStyle" svg:width="24cm" svg:height="3cm" svg:x="2cm" svg:y="1cm">
          <draw:text-box>
            <text:p text:style-name="TitleText">Content Slide</text:p>
          </draw:text-box>
        </draw:frame>
        <draw:frame draw:style-name="FrameStyle" svg:width="24cm" svg:height="3cm" svg:x="2cm" svg:y="4.5cm">
          <draw:text-box>
            <text:p text:style-name="BodyText">This slide demonstrates <text:span>various ODP features<office:annotation><dc:creator>User</dc:creator><dc:date>2025-12-28T12:00:00</dc:date><text:p>This is a comment by User on the presentation content.</text:p></office:annotation></text:span> including tables and comments.</text:p>
          </draw:text-box>
        </draw:frame>
        <draw:frame draw:style-name="FrameStyle" svg:width="12cm" svg:height="5cm" svg:x="8cm" svg:y="8cm">
          <table:table table:name="SampleTable">
            <table:table-column table:style-name="ColStyle"/>
            <table:table-column table:style-name="ColStyle"/>
            <table:table-row>
              <table:table-cell table:style-name="CellStyle">
                <text:p>Header 1</text:p>
              </table:table-cell>
              <table:table-cell table:style-name="CellStyle">
                <text:p>Header 2</text:p>
              </table:table-cell>
            </table:table-row>
            <table:table-row>
              <table:table-cell table:style-name="CellStyle">
                <text:p>Cell A</text:p>
              </table:table-cell>
              <table:table-cell table:style-name="CellStyle">
                <text:p>Cell B</text:p>
              </table:table-cell>
            </table:table-row>
          </table:table>
        </draw:frame>
        <draw:frame draw:style-name="FrameStyle" svg:width="28cm" svg:height="1cm" svg:x="0cm" svg:y="0.3cm">
          <draw:text-box>
            <text:p text:style-name="SmallText">Sample Presentation - Header</text:p>
          </draw:text-box>
        </draw:frame>
        <draw:frame draw:style-name="FrameStyle" svg:width="28cm" svg:height="1cm" svg:x="0cm" svg:y="14.5cm">
          <draw:text-box>
            <text:p text:style-name="SmallText">Confidential | Page 2 | 2025</text:p>
          </draw:text-box>
        </draw:frame>
        <presentation:notes>
          <draw:frame presentation:style-name="NotesStyle" svg:width="15cm" svg:height="10cm" svg:x="1cm" svg:y="1cm">
            <draw:text-box>
              <text:p>Speaker notes for Slide 2: Explain the table data and highlight key features.</text:p>
            </draw:text-box>
          </draw:frame>
        </presentation:notes>
      </draw:page>
      <draw:page draw:name="Slide3" draw:master-page-name="Default" draw:style-name="DPStyle">
        <draw:frame draw:style-name="FrameStyle" svg:width="24cm" svg:height="4cm" svg:x="2cm" svg:y="5cm">
          <draw:text-box>
            <text:p text:style-name="TitleText">Thank You!</text:p>
          </draw:text-box>
        </draw:frame>
        <draw:frame draw:style-name="FrameStyle" svg:width="20cm" svg:height="2cm" svg:x="4cm" svg:y="10cm">
          <draw:text-box>
            <text:p text:style-name="BodyText">Questions? Contact: user@example.com</text:p>
          </draw:text-box>
        </draw:frame>
        <draw:frame draw:style-name="FrameStyle" svg:width="28cm" svg:height="1cm" svg:x="0cm" svg:y="0.3cm">
          <draw:text-box>
            <text:p text:style-name="SmallText">Sample Presentation - Header</text:p>
          </draw:text-box>
        </draw:frame>
        <draw:frame draw:style-name="FrameStyle" svg:width="28cm" svg:height="1cm" svg:x="0cm" svg:y="14.5cm">
          <draw:text-box>
            <text:p text:style-name="SmallText">Confidential | Page 3 | 2025</text:p>
          </draw:text-box>
        </draw:frame>
        <presentation:notes>
          <draw:frame presentation:style-name="NotesStyle" svg:width="15cm" svg:height="10cm" svg:x="1cm" svg:y="1cm">
            <draw:text-box>
              <text:p>Speaker notes for Slide 3: Thank the audience and open for Q&amp;A.</text:p>
            </draw:text-box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dc="http://purl.org/dc/elements/1.1/" xmlns:table="urn:oasis:names:tc:opendocument:xmlns:table:1.0" xmlns:manifest="urn:oasis:names:tc:opendocument:xmlns:manifest:1.0" office:version="1.2">
  <office:styles>
    <style:style style:name="TitleText" style:family="paragraph" style:display-name="TitleText">
      <style:text-properties fo:font-size="44pt" fo:font-weight="bold"/>
      <style:paragraph-properties fo:text-align="center"/>
    </style:style>
    <style:style style:name="BodyText" style:family="paragraph" style:display-name="BodyText">
      <style:text-properties fo:font-size="24pt"/>
      <style:paragraph-properties fo:text-align="left"/>
    </style:style>
    <style:style style:name="SmallText" style:family="paragraph" style:display-name="SmallText">
      <style:text-properties fo:font-size="12pt" fo:font-style="italic"/>
      <style:paragraph-properties fo:text-align="center"/>
    </style:style>
  </office:styles>
  <office:automatic-styles>
    <style:page-layout style:name="PM1">
      <style:page-layout-properties fo:page-width="28cm" fo:page-height="15.75cm" style:print-orientation="landscape"/>
    </style:page-layout>
  </office:automatic-styles>
  <office:master-styles>
    <style:master-page style:name="Default" style:page-layout-name="PM1" style:display-name="Default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dc="http://purl.org/dc/elements/1.1/" xmlns:table="urn:oasis:names:tc:opendocument:xmlns:table:1.0" xmlns:manifest="urn:oasis:names:tc:opendocument:xmlns:manifest:1.0" xmlns:chart="urn:oasis:names:tc:opendocument:xmlns:chart:1.0" office:version="1.2">
  <office:meta>
    <meta:generator>ODFPY/1.4.1</meta:generator>
  </office:meta>
</office:document-meta>
</file>